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4789505" calcext:value-type="float">
            <text:p>46,4789505</text:p>
          </table:table-cell>
          <table:table-cell office:value-type="float" office:value="1.21484512E-027" calcext:value-type="float">
            <text:p>1,21E-027</text:p>
          </table:table-cell>
          <table:table-cell office:value-type="float" office:value="4.102735043" calcext:value-type="float">
            <text:p>4,102735043</text:p>
          </table:table-cell>
          <table:table-cell table:style-name="ce2" table:formula="of:=([.E3]-[.E2])/[.E2]" office:value-type="float" office:value="0.00358097735464809" calcext:value-type="float">
            <text:p>0,00358097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942" calcext:value-type="float">
            <text:p>68942</text:p>
          </table:table-cell>
          <table:table-cell office:value-type="float" office:value="51.71411133" calcext:value-type="float">
            <text:p>51,71411133</text:p>
          </table:table-cell>
          <table:table-cell office:value-type="float" office:value="2.494771558E-020" calcext:value-type="float">
            <text:p>2,49E-020</text:p>
          </table:table-cell>
          <table:table-cell office:value-type="float" office:value="2.905518532" calcext:value-type="float">
            <text:p>2,90551853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942" calcext:value-type="float">
            <text:p>68942</text:p>
          </table:table-cell>
          <table:table-cell office:value-type="float" office:value="51.47898865" calcext:value-type="float">
            <text:p>51,47898865</text:p>
          </table:table-cell>
          <table:table-cell office:value-type="float" office:value="1.751811987E-020" calcext:value-type="float">
            <text:p>1,75E-020</text:p>
          </table:table-cell>
          <table:table-cell office:value-type="float" office:value="2.906975031" calcext:value-type="float">
            <text:p>2,906975031</text:p>
          </table:table-cell>
          <table:table-cell table:formula="of:=([.E5]-[.E4])/[.E4]" office:value-type="float" office:value="0.000501287114144508" calcext:value-type="float">
            <text:p>0,00050128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203" calcext:value-type="float">
            <text:p>69203</text:p>
          </table:table-cell>
          <table:table-cell office:value-type="float" office:value="52.31963348" calcext:value-type="float">
            <text:p>52,31963348</text:p>
          </table:table-cell>
          <table:table-cell office:value-type="float" office:value="4.223156142E-019" calcext:value-type="float">
            <text:p>4,22E-019</text:p>
          </table:table-cell>
          <table:table-cell office:value-type="float" office:value="2.35115242" calcext:value-type="float">
            <text:p>2,3511524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203" calcext:value-type="float">
            <text:p>69203</text:p>
          </table:table-cell>
          <table:table-cell office:value-type="float" office:value="51.92146683" calcext:value-type="float">
            <text:p>51,92146683</text:p>
          </table:table-cell>
          <table:table-cell office:value-type="float" office:value="9.41235336E-018" calcext:value-type="float">
            <text:p>9,41E-018</text:p>
          </table:table-cell>
          <table:table-cell office:value-type="float" office:value="2.351830006" calcext:value-type="float">
            <text:p>2,351830006</text:p>
          </table:table-cell>
          <table:table-cell table:style-name="ce3" table:formula="of:=([.E7]-[.E6])/[.E6]" office:value-type="float" office:value="0.000288193140621704" calcext:value-type="float">
            <text:p>0,00028819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386" calcext:value-type="float">
            <text:p>69386</text:p>
          </table:table-cell>
          <table:table-cell office:value-type="float" office:value="52.17259979" calcext:value-type="float">
            <text:p>52,17259979</text:p>
          </table:table-cell>
          <table:table-cell office:value-type="float" office:value="2.791732079E-015" calcext:value-type="float">
            <text:p>2,79E-015</text:p>
          </table:table-cell>
          <table:table-cell office:value-type="float" office:value="2.013516426" calcext:value-type="float">
            <text:p>2,01351642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386" calcext:value-type="float">
            <text:p>69386</text:p>
          </table:table-cell>
          <table:table-cell office:value-type="float" office:value="51.95747375" calcext:value-type="float">
            <text:p>51,95747375</text:p>
          </table:table-cell>
          <table:table-cell office:value-type="float" office:value="1.534957538E-017" calcext:value-type="float">
            <text:p>1,53E-017</text:p>
          </table:table-cell>
          <table:table-cell office:value-type="float" office:value="2.014082909" calcext:value-type="float">
            <text:p>2,014082909</text:p>
          </table:table-cell>
          <table:table-cell table:style-name="ce3" table:formula="of:=([.E9]-[.E8])/[.E8]" office:value-type="float" office:value="0.000281340143385581" calcext:value-type="float">
            <text:p>0,00028134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27" calcext:value-type="float">
            <text:p>69627</text:p>
          </table:table-cell>
          <table:table-cell office:value-type="float" office:value="52.06364059" calcext:value-type="float">
            <text:p>52,06364059</text:p>
          </table:table-cell>
          <table:table-cell office:value-type="float" office:value="0.0000000000001548266723" calcext:value-type="float">
            <text:p>1,55E-013</text:p>
          </table:table-cell>
          <table:table-cell office:value-type="float" office:value="1.779223442" calcext:value-type="float">
            <text:p>1,77922344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27" calcext:value-type="float">
            <text:p>69627</text:p>
          </table:table-cell>
          <table:table-cell office:value-type="float" office:value="51.99832153" calcext:value-type="float">
            <text:p>51,99832153</text:p>
          </table:table-cell>
          <table:table-cell office:value-type="float" office:value="0.0000000000001726887947" calcext:value-type="float">
            <text:p>1,73E-013</text:p>
          </table:table-cell>
          <table:table-cell office:value-type="float" office:value="1.780028939" calcext:value-type="float">
            <text:p>1,780028939</text:p>
          </table:table-cell>
          <table:table-cell table:style-name="ce3" table:formula="of:=([.E11]-[.E10])/[.E10]" office:value-type="float" office:value="0.000452723913694921" calcext:value-type="float">
            <text:p>0,00045272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89" calcext:value-type="float">
            <text:p>69989</text:p>
          </table:table-cell>
          <table:table-cell office:value-type="float" office:value="52.01768875" calcext:value-type="float">
            <text:p>52,01768875</text:p>
          </table:table-cell>
          <table:table-cell office:value-type="float" office:value="0.000000000002740167685" calcext:value-type="float">
            <text:p>2,74E-012</text:p>
          </table:table-cell>
          <table:table-cell office:value-type="float" office:value="1.601876855" calcext:value-type="float">
            <text:p>1,60187685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89" calcext:value-type="float">
            <text:p>69989</text:p>
          </table:table-cell>
          <table:table-cell office:value-type="float" office:value="51.99245071" calcext:value-type="float">
            <text:p>51,99245071</text:p>
          </table:table-cell>
          <table:table-cell office:value-type="float" office:value="0.000000000002281652081" calcext:value-type="float">
            <text:p>2,28E-012</text:p>
          </table:table-cell>
          <table:table-cell office:value-type="float" office:value="1.602243662" calcext:value-type="float">
            <text:p>1,602243662</text:p>
          </table:table-cell>
          <table:table-cell table:formula="of:=([.E13]-[.E12])/[.E12]" office:value-type="float" office:value="0.000228985766824145" calcext:value-type="float">
            <text:p>0,00022898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092" calcext:value-type="float">
            <text:p>70092</text:p>
          </table:table-cell>
          <table:table-cell office:value-type="float" office:value="52.02264404" calcext:value-type="float">
            <text:p>52,02264404</text:p>
          </table:table-cell>
          <table:table-cell office:value-type="float" office:value="0.000000000008266113488" calcext:value-type="float">
            <text:p>8,27E-012</text:p>
          </table:table-cell>
          <table:table-cell office:value-type="float" office:value="1.461757779" calcext:value-type="float">
            <text:p>1,46175777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092" calcext:value-type="float">
            <text:p>70092</text:p>
          </table:table-cell>
          <table:table-cell office:value-type="float" office:value="52.22031784" calcext:value-type="float">
            <text:p>52,22031784</text:p>
          </table:table-cell>
          <table:table-cell office:value-type="float" office:value="0.000000000009416147549" calcext:value-type="float">
            <text:p>9,42E-012</text:p>
          </table:table-cell>
          <table:table-cell office:value-type="float" office:value="1.462862611" calcext:value-type="float">
            <text:p>1,462862611</text:p>
          </table:table-cell>
          <table:table-cell table:formula="of:=([.E15]-[.E14])/[.E14]" office:value-type="float" office:value="0.000755824265738353" calcext:value-type="float">
            <text:p>0,00075582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546" calcext:value-type="float">
            <text:p>70546</text:p>
          </table:table-cell>
          <table:table-cell office:value-type="float" office:value="52.2287178" calcext:value-type="float">
            <text:p>52,2287178</text:p>
          </table:table-cell>
          <table:table-cell office:value-type="float" office:value="0.0000000001493841717" calcext:value-type="float">
            <text:p>1,49E-010</text:p>
          </table:table-cell>
          <table:table-cell office:value-type="float" office:value="1.346545815" calcext:value-type="float">
            <text:p>1,34654581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546" calcext:value-type="float">
            <text:p>70546</text:p>
          </table:table-cell>
          <table:table-cell office:value-type="float" office:value="52.39025879" calcext:value-type="float">
            <text:p>52,39025879</text:p>
          </table:table-cell>
          <table:table-cell office:value-type="float" office:value="0.00000000007916806793" calcext:value-type="float">
            <text:p>7,92E-011</text:p>
          </table:table-cell>
          <table:table-cell office:value-type="float" office:value="1.34706986" calcext:value-type="float">
            <text:p>1,34706986</text:p>
          </table:table-cell>
          <table:table-cell table:formula="of:=([.E17]-[.E16])/[.E16]" office:value-type="float" office:value="0.000389177252019396" calcext:value-type="float">
            <text:p>0,00038917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824" calcext:value-type="float">
            <text:p>70824</text:p>
          </table:table-cell>
          <table:table-cell office:value-type="float" office:value="52.39875412" calcext:value-type="float">
            <text:p>52,39875412</text:p>
          </table:table-cell>
          <table:table-cell office:value-type="float" office:value="0.000000000372446074" calcext:value-type="float">
            <text:p>3,72E-010</text:p>
          </table:table-cell>
          <table:table-cell office:value-type="float" office:value="1.250218391" calcext:value-type="float">
            <text:p>1,25021839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824" calcext:value-type="float">
            <text:p>70824</text:p>
          </table:table-cell>
          <table:table-cell office:value-type="float" office:value="52.55059433" calcext:value-type="float">
            <text:p>52,55059433</text:p>
          </table:table-cell>
          <table:table-cell office:value-type="float" office:value="0.000000000529055133" calcext:value-type="float">
            <text:p>5,29E-010</text:p>
          </table:table-cell>
          <table:table-cell office:value-type="float" office:value="1.250567794" calcext:value-type="float">
            <text:p>1,250567794</text:p>
          </table:table-cell>
          <table:table-cell table:style-name="ce3" table:formula="of:=([.E19]-[.E18])/[.E18]" office:value-type="float" office:value="0.000279473572389618" calcext:value-type="float">
            <text:p>0,00027947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038" calcext:value-type="float">
            <text:p>71038</text:p>
          </table:table-cell>
          <table:table-cell office:value-type="float" office:value="52.55628204" calcext:value-type="float">
            <text:p>52,55628204</text:p>
          </table:table-cell>
          <table:table-cell office:value-type="float" office:value="0.000000003387643055" calcext:value-type="float">
            <text:p>3,39E-009</text:p>
          </table:table-cell>
          <table:table-cell office:value-type="float" office:value="1.167215228" calcext:value-type="float">
            <text:p>1,16721522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038" calcext:value-type="float">
            <text:p>71038</text:p>
          </table:table-cell>
          <table:table-cell office:value-type="float" office:value="52.68383408" calcext:value-type="float">
            <text:p>52,68383408</text:p>
          </table:table-cell>
          <table:table-cell office:value-type="float" office:value="0.000000001144305983" calcext:value-type="float">
            <text:p>1,14E-009</text:p>
          </table:table-cell>
          <table:table-cell office:value-type="float" office:value="1.167537928" calcext:value-type="float">
            <text:p>1,167537928</text:p>
          </table:table-cell>
          <table:table-cell table:style-name="ce3" table:formula="of:=([.E21]-[.E20])/[.E20]" office:value-type="float" office:value="0.000276470005067393" calcext:value-type="float">
            <text:p>0,000276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170" calcext:value-type="float">
            <text:p>71170</text:p>
          </table:table-cell>
          <table:table-cell office:value-type="float" office:value="52.68778992" calcext:value-type="float">
            <text:p>52,68778992</text:p>
          </table:table-cell>
          <table:table-cell office:value-type="float" office:value="0.000000000488501406" calcext:value-type="float">
            <text:p>4,89E-010</text:p>
          </table:table-cell>
          <table:table-cell office:value-type="float" office:value="1.094481349" calcext:value-type="float">
            <text:p>1,09448134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03445252853371" calcext:value-type="float">
            <text:p>0,0007034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07:41.509362634</dc:date>
    <meta:document-statistic meta:table-count="1" meta:cell-count="121" meta:object-count="0"/>
    <meta:generator>LibreOffice/4.1.4.2$Linux_X86_64 LibreOffice_project/410m0$Build-2</meta:generator>
  </office:meta>
</office:document-meta>
</file>